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b1fd8" officeooo:paragraph-rsid="0008582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85826" officeooo:paragraph-rsid="0008582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85826" officeooo:paragraph-rsid="00095c3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95c3e" officeooo:paragraph-rsid="00085826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95c3e" officeooo:paragraph-rsid="00095c3e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85826" officeooo:paragraph-rsid="00085826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85826" officeooo:paragraph-rsid="00085826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95c3e" officeooo:paragraph-rsid="00095c3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95c3e" officeooo:paragraph-rsid="00095c3e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95c3e" officeooo:paragraph-rsid="00095c3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5c3e" officeooo:paragraph-rsid="00095c3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ce0a1"/>
    </style:style>
    <style:style style:name="P13" style:family="paragraph" style:parent-style-name="Standard">
      <style:paragraph-properties fo:margin-top="0in" fo:margin-bottom="0.1965in" style:contextual-spacing="false" fo:text-align="start" style:justify-single-word="false"/>
      <style:text-properties fo:font-size="15pt" fo:font-weight="normal" officeooo:rsid="000b1fd8" officeooo:paragraph-rsid="00085826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95c3e" officeooo:paragraph-rsid="000a64b2" style:text-blinking="false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9f43" officeooo:paragraph-rsid="000a64b2" style:text-blinking="false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9f43" officeooo:paragraph-rsid="000a9f43" style:text-blinking="false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9f43" officeooo:paragraph-rsid="000a9f43" style:text-blinking="false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cb306" officeooo:paragraph-rsid="000cb306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0a9f43" officeooo:paragraph-rsid="000a9f43" style:text-blinking="false" fo:background-color="transparent" style:font-size-asian="10pt" style:font-weight-asian="normal" style:font-size-complex="10pt" style:font-weight-complex="normal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ize="10pt" officeooo:rsid="00095c3e" officeooo:paragraph-rsid="00095c3e" style:font-size-asian="10pt" style:font-size-complex="10pt"/>
    </style:style>
    <style:style style:name="P23" style:family="paragraph" style:parent-style-name="Preformatted_20_Text">
      <style:paragraph-properties fo:margin-top="0in" fo:margin-bottom="0.1965in" style:contextual-spacing="false"/>
      <style:text-properties fo:font-size="10pt" officeooo:rsid="000a64b2" officeooo:paragraph-rsid="000a64b2" style:font-size-asian="10pt" style:font-size-complex="10pt"/>
    </style:style>
    <style:style style:name="P24" style:family="paragraph" style:parent-style-name="Preformatted_20_Text">
      <style:paragraph-properties fo:margin-top="0in" fo:margin-bottom="0.1965in" style:contextual-spacing="false"/>
      <style:text-properties officeooo:paragraph-rsid="000ce0a1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0cfdb6"/>
    </style:style>
    <style:style style:name="P26" style:family="paragraph" style:parent-style-name="Preformatted_20_Text">
      <style:paragraph-properties fo:margin-top="0in" fo:margin-bottom="0.1965in" style:contextual-spacing="false"/>
      <style:text-properties fo:font-size="15pt" fo:font-weight="bold" officeooo:rsid="00085826" officeooo:paragraph-rsid="000e5d68" style:font-size-asian="15pt" style:font-weight-asian="bold" style:font-size-complex="15pt" style:font-weight-complex="bold"/>
    </style:style>
    <style:style style:name="P27" style:family="paragraph" style:parent-style-name="Preformatted_20_Text">
      <style:paragraph-properties fo:margin-top="0in" fo:margin-bottom="0.1965in" style:contextual-spacing="false"/>
      <style:text-properties fo:font-size="15pt" fo:font-weight="bold" officeooo:rsid="000e5d68" officeooo:paragraph-rsid="000e5d68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5pt" fo:font-weight="normal" officeooo:rsid="00085826" officeooo:paragraph-rsid="00085826" style:font-size-asian="15pt" style:font-weight-asian="normal" style:font-size-complex="15pt" style:font-weight-complex="normal"/>
    </style:style>
    <style:style style:name="P29" style:family="paragraph" style:parent-style-name="Heading_20_2">
      <style:paragraph-properties fo:text-align="start" style:justify-single-word="false"/>
      <style:text-properties fo:font-size="15pt" fo:font-weight="normal" officeooo:rsid="000b1fd8" officeooo:paragraph-rsid="00085826" style:font-size-asian="15pt" style:font-weight-asian="normal" style:font-size-complex="15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0pt" style:text-underline-style="none" fo:font-weight="normal" officeooo:rsid="00095c3e" officeooo:paragraph-rsid="00095c3e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style:font-size-asian="10pt" style:font-size-complex="10pt"/>
    </style:style>
    <style:style style:name="P32" style:family="paragraph" style:parent-style-name="Heading_20_3">
      <style:paragraph-properties fo:text-align="start" style:justify-single-word="false"/>
      <style:text-properties fo:font-size="15pt" fo:font-weight="normal" officeooo:rsid="00085826" officeooo:paragraph-rsid="00085826" style:font-size-asian="15pt" style:font-weight-asian="normal" style:font-size-complex="15pt" style:font-weight-complex="normal"/>
    </style:style>
    <style:style style:name="P33" style:family="paragraph" style:parent-style-name="Heading_20_1">
      <style:paragraph-properties fo:text-align="start" style:justify-single-word="false"/>
      <style:text-properties fo:font-size="15pt" fo:font-weight="bold" officeooo:rsid="00085826" officeooo:paragraph-rsid="000858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top="0in" fo:margin-bottom="0.1965in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cb306" officeooo:paragraph-rsid="000cb306" style:text-blinking="fals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in" fo:margin-bottom="0.1965in" style:contextual-spacing="false" fo:text-align="start" style:justify-single-word="false">
        <style:tab-stops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cb306" officeooo:paragraph-rsid="000cb306" style:text-blinking="false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ize="12pt" fo:font-weight="normal" officeooo:rsid="000e5d68" officeooo:paragraph-rsid="000e5d68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officeooo:rsid="00085826"/>
    </style:style>
    <style:style style:name="T5" style:family="text">
      <style:text-properties officeooo:rsid="00095c3e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a64b2"/>
    </style:style>
    <style:style style:name="T8" style:family="text">
      <style:text-properties officeooo:rsid="000a9f43"/>
    </style:style>
    <style:style style:name="T9" style:family="text">
      <style:text-properties officeooo:rsid="000ce0a1"/>
    </style:style>
    <style:style style:name="T10" style:family="text">
      <style:text-properties fo:font-size="15pt" fo:font-weight="normal" officeooo:rsid="000ce0a1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0fd3b5" style:font-size-asian="15pt" style:font-weight-asian="normal" style:font-size-complex="15pt" style:font-weight-complex="normal"/>
    </style:style>
    <style:style style:name="T12" style:family="text">
      <style:text-properties officeooo:rsid="000cfdb6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ource_20_Text"><text:span text:style-name="T1">Vagrant</text:span></text:span></text:p>
      <text:p text:style-name="P1"><text:span text:style-name="T1">Vagrant</text:span> is computer <text:a xlink:type="simple" xlink:href="https://en.wikipedia.org/wiki/Software">software</text:a> that creates and configures <text:a xlink:type="simple" xlink:href="https://en.wikipedia.org/wiki/Virtualization">virtual</text:a> <text:a xlink:type="simple" xlink:href="https://en.wikipedia.org/wiki/Development_environment_%28software_development_process%29">development environments</text:a>.<text:a xlink:type="simple" xlink:href="https://en.wikipedia.org/wiki/Vagrant_%28software%29#cite_note-3">[3]</text:a> It can be seen as a higher-level <text:a xlink:type="simple" xlink:href="https://en.wikipedia.org/wiki/Wrapper_library">wrapper</text:a> around virtualization software such as <text:a xlink:type="simple" xlink:href="https://en.wikipedia.org/wiki/VirtualBox">VirtualBox</text:a>, <text:a xlink:type="simple" xlink:href="https://en.wikipedia.org/wiki/VMware">VMware</text:a>, <text:a xlink:type="simple" xlink:href="https://en.wikipedia.org/wiki/Kernel-based_Virtual_Machine">KVM</text:a> and <text:a xlink:type="simple" xlink:href="https://en.wikipedia.org/wiki/Linux_Containers">Linux Containers</text:a> (LXC), and around <text:a xlink:type="simple" xlink:href="https://en.wikipedia.org/wiki/Configuration_management">configuration management</text:a> software such as <text:a xlink:type="simple" xlink:href="https://en.wikipedia.org/wiki/Ansible_%28software%29">Ansible</text:a>, <text:a xlink:type="simple" xlink:href="https://en.wikipedia.org/wiki/Chef_%28software%29">Chef</text:a>, <text:a xlink:type="simple" xlink:href="https://en.wikipedia.org/wiki/Salt_%28software%29">Salt</text:a>, and <text:a xlink:type="simple" xlink:href="https://en.wikipedia.org/wiki/Puppet_%28software%29">Puppet</text:a>.</text:p>
      <text:p text:style-name="P1"/>
      <text:p text:style-name="P2"><text:a xlink:type="simple" xlink:href="https://docs.vagrantup.com/v2/getting-started/">https://docs.vagrantup.com/v2/getting-started/</text:a></text:p>
      <text:p text:style-name="P2"/>
      <text:h text:style-name="P29" text:outline-level="2">Up and Running</text:h>
      <text:p text:style-name="Preformatted_20_Text"><text:span text:style-name="Source_20_Text">$ vagrant init hashicorp/precise32</text:span></text:p>
      <text:p text:style-name="Preformatted_20_Text"/>
      <text:p text:style-name="Preformatted_20_Text"><text:span text:style-name="Source_20_Text">//</text:span>Boxes are added to Vagrant with <text:span text:style-name="Source_20_Text">vagrant box add</text:span>. This stores the box under a specific name so that multiple Vagrant environments can re-use it.</text:p>
      <text:p text:style-name="Preformatted_20_Text"/>
      <text:p text:style-name="Preformatted_20_Text">Instead of building a virtual machine from scratch, which would be a slow and tedious process, Vagrant uses a base image to quickly clone a virtual machine. These base images are known as <text:span text:style-name="Emphasis">boxes</text:span> in Vagrant, and specifying the box to use for your Vagrant environment is always the first step after creating a new Vagrantfile.</text:p>
      <text:p text:style-name="Preformatted_20_Text"><text:span text:style-name="Source_20_Text"/></text:p>
      <text:p text:style-name="P20"><text:span text:style-name="Source_20_Text">$ vagrant up</text:span></text:p>
      <text:p text:style-name="P20">In less than a minute, this command will finish and you'll have a virtual machine running Ubuntu. You won't actually <text:span text:style-name="Emphasis">see</text:span> anything though, since Vagrant runs the virtual machine without a UI. To prove that it is running, you can SSH into the machine:</text:p>
      <text:p text:style-name="P20"/>
      <text:p text:style-name="P20"><text:span text:style-name="Source_20_Text"><text:span text:style-name="T4">$ </text:span></text:span><text:span text:style-name="Source_20_Text">vagrant ssh</text:span></text:p>
      <text:p text:style-name="Text_20_body">This command will drop you into a full-fledged SSH session. Go ahead and interact with the machine and do whatever you want. Although it may be tempting, be careful about <text:span text:style-name="Source_20_Text">rm -rf /</text:span>, since Vagrant shares a directory at <text:span text:style-name="Source_20_Text">/vagrant</text:span> with the directory on the host containing your Vagrantfile, and this can delete all those files. Shared folders will be covered in the next section.</text:p>
      <text:p text:style-name="Text_20_body">Take a moment to think what just happened: With just one line of configuration and one command in your terminal, we brought up a fully functional, SSH accessible virtual machine. Cool.</text:p>
      <text:p text:style-name="Text_20_body">When you're done fiddling around with the machine, run <text:span text:style-name="Source_20_Text">vagrant destroy</text:span> back on your host machine, and Vagrant will remove all traces of the virtual machine.</text:p>
      <text:p text:style-name="P20"><text:span text:style-name="Source_20_Text"/></text:p>
      <text:p text:style-name="P2"><text:a xlink:type="simple" xlink:href="https://docs.vagrantup.com/v2/getting-started/boxes.html">https://docs.vagrantup.com/v2/getting-started/boxes.html</text:a></text:p>
      <text:p text:style-name="P2"/>
      <text:p text:style-name="P1"/>
      <text:p text:style-name="P6">Kubunetes</text:p>
      <text:p text:style-name="P2"><text:soft-page-break/><text:a xlink:type="simple" xlink:href="http://kubernetes.io/v1.1/docs/user-guide/overview.html">http://kubernetes.io/v1.1/docs/user-guide/overview.html</text:a></text:p>
      <text:p text:style-name="P2"/>
      <text:h text:style-name="P32" text:outline-level="3">The <text:span text:style-name="Source_20_Text">su</text:span> command</text:h>
      <text:p text:style-name="Text_20_body">The <text:span text:style-name="Source_20_Text">su</text:span> command stands for "switch user", and allows you to become another user. To use the <text:span text:style-name="Source_20_Text">su</text:span> command on a per-command basis, enter:</text:p>
      <text:p text:style-name="P20"><text:s text:c="2"/>su user -c command</text:p>
      <text:p text:style-name="P28">By default, the Vagrant setup will create a single master VM (called kubernetes-master) and one node (called kubernetes-minion-1). Each VM will take 1 GB, so make sure you have at least 2GB to 4GB of free memory (plus appropriate free disk space).</text:p>
      <text:p text:style-name="Text_20_body">Vagrant will provision each machine in the cluster with all the necessary components to run Kubernetes. The initial setup can take a few minutes to complete on each machine.</text:p>
      <text:p text:style-name="P2"/>
      <text:p text:style-name="P7">Kubctrl</text:p>
      <text:h text:style-name="P33" text:outline-level="1"><text:bookmark text:name="kubernetes-user-guide-managing-applications-prerequisites"/>Kubernetes User Guide: Managing Applications: Prerequisites</text:h>
      <text:p text:style-name="Text_20_body">To deploy and manage applications on Kubernetes, you’ll use the Kubernetes command-line tool, <text:a xlink:type="simple" xlink:href="http://kubernetes.io/v1.0/docs/user-guide/kubectl/kubectl.html">kubectl</text:a>. It lets you inspect your cluster resources, create, delete, and update components, and much more. You will use it to look at your new cluster and bring up example apps. </text:p>
      <text:p text:style-name="P6"/>
      <text:p text:style-name="P6"/>
      <text:p text:style-name="P6"/>
      <text:p text:style-name="P6"/>
      <text:p text:style-name="P12"><text:span text:style-name="T10">Vagrant should up using the vagrant file which is in the kubernetes file. Then kube up. May be vagrant up will not work. Directly run </text:span><text:span text:style-name="T11">within the kubernetes folder.</text:span></text:p>
      <text:p text:style-name="P12"><text:span text:style-name="Source_20_Text">export KUBERNETES_PROVIDER=vagrant</text:span></text:p>
      <text:p text:style-name="P20"><text:span text:style-name="Source_20_Text">./cluster/kube-up.sh</text:span></text:p>
      <text:p text:style-name="P24"><text:span text:style-name="Source_20_Text"><text:span text:style-name="T9">Then kubernetes will up.</text:span></text:span></text:p>
      <text:p text:style-name="P25"><text:span text:style-name="Source_20_Text"><text:span text:style-name="T12">Then can access to master and minion-1.</text:span></text:span></text:p>
      <text:p text:style-name="P27"><text:a xlink:type="simple" xlink:href="http://kubernetes.io/v1.0/docs/getting-started-guides/locally.html"><text:span text:style-name="T13">http://kubernetes.io/v1.0/docs/getting-started-guides/locally.html</text:span></text:a></text:p>
      <text:p text:style-name="P36">Replicayion controllers, labels, services,</text:p>
      <text:p text:style-name="P27"><text:a xlink:type="simple" xlink:href="http://kubernetes.io/v1.1/docs/user-guide/walkthrough/k8s201.html"><text:span text:style-name="T13">http://kubernetes.io/v1.1/docs/user-guide/walkthrough/k8s201.html</text:span></text:a></text:p>
      <text:p text:style-name="P26"/>
      <text:p text:style-name="P26"><text:soft-page-break/></text:p>
      <text:p text:style-name="P7">Commands</text:p>
      <text:p text:style-name="P28">Create a pod containing an nginx server (<text:a xlink:type="simple" xlink:href="http://kubernetes.io/v1.1/docs/user-guide/walkthrough/pod-nginx.yaml">pod-nginx.yaml</text:a>):</text:p>
      <text:p text:style-name="P20"><text:span text:style-name="Source_20_Text">$ kubectl create -f docs/user-guide/walkthrough/pod-nginx.yaml</text:span></text:p>
      <text:p text:style-name="Text_20_body">List all pods:</text:p>
      <text:p text:style-name="P20"><text:span text:style-name="Source_20_Text">$ kubectl get pods</text:span></text:p>
      <text:p text:style-name="P2"/>
      <text:p text:style-name="P2">$ kubectl cluster-info </text:p>
      <text:p text:style-name="P2">Kubernetes master is running at https://10.245.1.2 </text:p>
      <text:p text:style-name="P2">Heapster is running at https://10.245.1.2/api/v1/proxy/namespaces/kube-system/services/heapster </text:p>
      <text:p text:style-name="P2">KubeDNS is running at https://10.245.1.2/api/v1/proxy/namespaces/kube-system/services/kube-dns </text:p>
      <text:p text:style-name="P2">KubeUI is running at https://10.245.1.2/api/v1/proxy/namespaces/kube-system/services/kube-ui </text:p>
      <text:p text:style-name="P2">Grafana is running at https://10.245.1.2/api/v1/proxy/namespaces/kube-system/services/monitoring-grafana </text:p>
      <text:p text:style-name="P2">InfluxDB is running at <text:a xlink:type="simple" xlink:href="https://10.245.1.2/api/v1/proxy/namespaces/kube-system/services/monitoring-influxdb">https://10.245.1.2/api/v1/proxy/namespaces/kube-system/services/monitoring-influxdb</text:a> </text:p>
      <text:p text:style-name="P2"/>
      <text:p text:style-name="P2">this will give the running states of the kubernetes.</text:p>
      <text:p text:style-name="P2"/>
      <text:p text:style-name="P4"/>
      <text:p text:style-name="P2"/>
      <text:p text:style-name="P5">How to create a pod:</text:p>
      <text:p text:style-name="P5">go to the folder which contains the pod-nginx.yml and</text:p>
      <text:p text:style-name="P2">When pod is created </text:p>
      <text:p text:style-name="P2"/>
      <text:p text:style-name="P3">* <text:span text:style-name="T5">go to the place where is the vagrant file and run</text:span></text:p>
      <text:p text:style-name="P5">$ vagrant ssh master</text:p>
      <text:p text:style-name="P5">$ vagrant ssh minion-1</text:p>
      <text:p text:style-name="P5"/>
      <text:p text:style-name="P5">then in the minion-1 we will be see the nginx container</text:p>
      <text:p text:style-name="P5"/>
      <text:p text:style-name="P9">creating tomcat-pod</text:p>
      <text:p text:style-name="P5"/>
      <text:p text:style-name="P5">kubectl create -f tomcat-pod.yaml</text:p>
      <text:p text:style-name="P5"/>
      <text:p text:style-name="P5"/>
      <text:p text:style-name="P5"><text:soft-page-break/></text:p>
      <text:p text:style-name="P5">Note :</text:p>
      <text:p text:style-name="P5">In kubernetes we can create pod inside a node. We can create any number of containers within a pod. But all the containers should be co-shedule to create inside the same pod.</text:p>
      <text:p text:style-name="P5">Otherwise they have to create in different pods. </text:p>
      <text:p text:style-name="P8"/>
      <text:p text:style-name="P10">Scenario -1 </text:p>
      <text:p text:style-name="P11"><text:a xlink:type="simple" xlink:href="https://github.com/manjulaRathnayaka/kubernetes_samples/tree/master/scenario-1">https://github.com/manjulaRathnayaka/kubernetes_samples/tree/master/scenario-1</text:a></text:p>
      <text:p text:style-name="P11"/>
      <text:p text:style-name="P30">1. Build a tomcat image with custom web app.</text:p>
      <text:p text:style-name="P31">2. Push the new image to docker hub.</text:p>
      <text:p text:style-name="P31"><text:s text:c="8"/>sh pushImage.sh</text:p>
      <text:p text:style-name="P31">3. Create a replicatioin controller using above image.</text:p>
      <text:p text:style-name="P31"><text:s text:c="8"/>kubectrl.sh create -f replication-controller.yaml</text:p>
      <text:p text:style-name="P31">4. Create a service to expose pods</text:p>
      <text:p text:style-name="P21"><text:s text:c="8"/>kubectrl.sh create -f service.yaml</text:p>
      <text:p text:style-name="P21">//<text:span text:style-name="T5">this is a service</text:span></text:p>
      <text:p text:style-name="P22">we can see details of this service through,</text:p>
      <text:p text:style-name="P22">kubectl describe service/<text:span text:style-name="T7">tomcat-service</text:span></text:p>
      <text:p text:style-name="P23">then by using that ip we can access the service within the <text:span text:style-name="T8">node.</text:span></text:p>
      <text:p text:style-name="P22"/>
      <text:p text:style-name="P11">then there may be two </text:p>
      <text:p text:style-name="P11"/>
      <text:p text:style-name="P14"><text:span text:style-name="T6">You can check the pod status (in the yml file kind : ReplicationController/ service)by ‘</text:span><text:span text:style-name="T2">kubectl.sh describe pod &lt;POD_NAME&gt;’</text:span></text:p>
      <text:p text:style-name="P14"/>
      <text:p text:style-name="P14"/>
      <text:p text:style-name="P16">Name:<text:tab/><text:tab/><text:tab/>tomcat-service </text:p>
      <text:p text:style-name="P16">Namespace:<text:tab/><text:tab/>default </text:p>
      <text:p text:style-name="P16">Labels:<text:tab/><text:tab/><text:tab/>&lt;none&gt; </text:p>
      <text:p text:style-name="P16">Selector:<text:tab/><text:tab/>app=tomcat </text:p>
      <text:p text:style-name="P16">Type:<text:tab/><text:tab/><text:tab/>NodePort </text:p>
      <text:p text:style-name="P16">IP:<text:tab/><text:tab/><text:tab/>10.247.247.109 </text:p>
      <text:p text:style-name="P16"><text:soft-page-break/>Port:<text:tab/><text:tab/><text:tab/>&lt;unnamed&gt;<text:tab/>9000/TCP </text:p>
      <text:p text:style-name="P16">NodePort:<text:tab/><text:tab/>&lt;unnamed&gt;<text:tab/>31338/TCP </text:p>
      <text:p text:style-name="P16">Endpoints:<text:tab/><text:tab/>10.246.52.7:8080,10.246.52.8:8080 </text:p>
      <text:p text:style-name="P16">Session Affinity:<text:tab/>None </text:p>
      <text:p text:style-name="P15">No events. </text:p>
      <text:p text:style-name="P15"/>
      <text:p text:style-name="P16">within minion (Node) :</text:p>
      <text:p text:style-name="P19">curl 10.247.247.109:9000</text:p>
      <text:p text:style-name="P16"><text:span text:style-name="T2">curl <text:s/></text:span><text:span text:style-name="T6">10.246.52.7:8080</text:span></text:p>
      <text:p text:style-name="P17">outside from the minion (in the local machine ) :</text:p>
      <text:p text:style-name="P16"><text:span text:style-name="T6">curl </text:span><text:span text:style-name="T3">10.245.1.3(Ip get from the minion )</text:span><text:span text:style-name="T6">:31338</text:span></text:p>
      <text:p text:style-name="P16"/>
      <text:p text:style-name="P16"/>
      <text:p text:style-name="P16"/>
      <text:p text:style-name="P18">This is a rough User Interface design for the application level tier implementation.</text:p>
      <text:p text:style-name="P34">When an application owner creates a new application, he would able to select a pricing plan for that. So each application has a different plan. Billing process would consider the all applications in the organization.</text:p>
      <text:p text:style-name="P34"/>
      <text:p text:style-name="P34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03:59.600132559</meta:creation-date>
    <dc:date>2016-01-18T17:16:39.983635716</dc:date>
    <meta:editing-duration>P1DT2H13M28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90" meta:word-count="865" meta:character-count="6079" meta:non-whitespace-character-count="5240"/>
  </office:meta>
</office:document-meta>
</file>